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f43" officeooo:paragraph-rsid="00022f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2:-</text:p>
      <text:p text:style-name="P1"/>
      <text:p text:style-name="P1"/>
      <text:p text:style-name="P1">for test pattern R1:=&gt;</text:p>
      <text:p text:style-name="P1"/>
      <text:p text:style-name="P1">mean absolute error = 0.3674,</text:p>
      <text:p text:style-name="P1">=== Confusion Matrix ===</text:p>
      <text:p text:style-name="P1"/>
      <text:p text:style-name="P1"><text:s/>a b <text:s text:c="2"/>&lt;-- classified as</text:p>
      <text:p text:style-name="P1"><text:s/>1 0 | a = student</text:p>
      <text:p text:style-name="P1"><text:s/>0 0 | b = professor</text:p>
      <text:p text:style-name="P1"/>
      <text:p text:style-name="P1"/>
      <text:p text:style-name="P1">for test pattern R2:=&gt;</text:p>
      <text:p text:style-name="P1"/>
      <text:p text:style-name="P1">mean absolute error = 0.376 </text:p>
      <text:p text:style-name="P1">=== Confusion Matrix ===</text:p>
      <text:p text:style-name="P1"/>
      <text:p text:style-name="P1"><text:s/>a b <text:s text:c="2"/>&lt;-- classified as</text:p>
      <text:p text:style-name="P1"><text:s/>0 0 | a = student</text:p>
      <text:p text:style-name="P1"><text:s/>0 1 | b = professor</text:p>
      <text:p text:style-name="P1"/>
      <text:p text:style-name="P1"/>
      <text:p text:style-name="P1">for test pattern R3=&gt;</text:p>
      <text:p text:style-name="P1"/>
      <text:p text:style-name="P1">mean absolute error = 0.4118</text:p>
      <text:p text:style-name="P1">=== Confusion Matrix ===</text:p>
      <text:p text:style-name="P1"/>
      <text:p text:style-name="P1"><text:s/>a b <text:s text:c="2"/>&lt;-- classified as</text:p>
      <text:p text:style-name="P1"><text:s/>1 0 | a = student</text:p>
      <text:p text:style-name="P1"><text:s/>0 0 | b = professor</text:p>
      <text:p text:style-name="P1"/>
      <text:p text:style-name="P1"/>
      <text:p text:style-name="P1">for test pattern R4:=&gt;</text:p>
      <text:p text:style-name="P1"/>
      <text:p text:style-name="P1">mean absolute error = <text:s/>0.36 <text:s/></text:p>
      <text:p text:style-name="P1">=== Confusion Matrix ===</text:p>
      <text:p text:style-name="P1"/>
      <text:p text:style-name="P1"><text:s/>a b <text:s text:c="2"/>&lt;-- classified as</text:p>
      <text:p text:style-name="P1"><text:s/>0 0 | a = student</text:p>
      <text:p text:style-name="P1"><text:s/>0 1 | b = professor</text:p>
      <text:p text:style-name="P1"/>
      <text:p text:style-name="P1"/>
      <text:p text:style-name="P1">for test pattern R5:=&gt;</text:p>
      <text:p text:style-name="P1"/>
      <text:p text:style-name="P1">Mean absolute error <text:s/>= <text:s text:c="2"/>0.1892</text:p>
      <text:p text:style-name="P1">=== Confusion Matrix ===</text:p>
      <text:p text:style-name="P1"/>
      <text:p text:style-name="P1"><text:s/>a b <text:s text:c="2"/>&lt;-- classified as</text:p>
      <text:p text:style-name="P1"><text:s/>1 0 | a = student</text:p>
      <text:p text:style-name="P1"><text:s/>0 0 | b = profes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2:21:19.704066374</meta:creation-date>
    <dc:date>2015-09-07T22:30:57.241150967</dc:date>
    <meta:editing-duration>PT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51" meta:character-count="690" meta:non-whitespace-character-count="538"/>
  </office:meta>
</office:document-meta>
</file>